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9"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0" style:family="paragraph" style:parent-style-name="_5b_Normal_5d_">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11" style:family="paragraph" style:parent-style-name="_5b_Normal_5d_">
      <style:paragraph-properties fo:margin-top="0in" fo:margin-bottom="0in" fo:line-height="100%"/>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P1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P13"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P14" style:family="paragraph" style:parent-style-name="BODY">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en" fo:country="US" style:font-name-asian="Georgia" style:language-asian="none" style:country-asian="none" style:font-name-complex="Georgia" style:language-complex="none" style:country-complex="none"/>
    </style:style>
    <style:style style:name="T7" style:family="text">
      <style:text-properties fo:language="none" fo:country="none" style:font-name-asian="Georgia" style:language-asian="none" style:country-asian="none" style:font-name-complex="Georgia" style:language-complex="none" style:country-complex="none"/>
    </style:style>
    <style:style style:name="T8"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0"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1" style:family="text">
      <style:text-properties fo:font-style="italic" style:font-style-asian="italic" style:font-style-complex="italic"/>
    </style:style>
    <style:style style:name="T12" style:family="text">
      <style:text-properties style:text-position="super 58%" fo:language="none" fo:country="none" style:font-name-asian="Georgia" style:language-asian="none" style:country-asian="none" style:font-name-complex="Georgia" style:language-complex="none" style:country-complex="none"/>
    </style:style>
    <style:style style:name="T13"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 Be Careful Little Mouth What You Say...</text:p>
      <text:p text:style-name="P1"/>
      <text:p text:style-name="P2"><text:span text:style-name="T1">Read:</text:span><text:span text:style-name="T3"> Matthew 7:1-5; II Samuel 12:1-7</text:span></text:p>
      <text:p text:style-name="P3"/>
      <text:p text:style-name="P4"><text:span text:style-name="T1">Text:</text:span><text:span text:style-name="T3"> </text:span><text:span text:style-name="T10">Matthew 7:2 “...with what judgment ye judge, ye shall be judged...”</text:span></text:p>
      <text:p text:style-name="P5"/>
      <text:h text:style-name="P4" text:outline-level="3"><text:span text:style-name="T1">Introduction:</text:span><text:span text:style-name="T3"> Does anyone here know how to raise children? I did... until I actually began to raise some. I was one of those people who used to sit in church and when I'd see a child misbehaving; I just knew that if the parenting was right then that child would behave properly. I saw kids throwing a fit in the grocery store and I knew what I would do to fix that problem. I really did have all the answers but then my first child arrived and reality struck. I sincerely have regretted the many judgments I made when I was an ignoramus. </text:span></text:h>
      <text:h text:style-name="P7" text:outline-level="3"><text:span text:style-name="T3"><text:s text:c="2"/>People will tell you that the Bible says not to judge. Hypocrites are told not to judge but the rest of us are told by Jesus to: “</text:span><text:span text:style-name="T10">Judge not according to the appearance, but judge righteous judgment.” <text:s/>It is important to recognize that we make judgments everyday and therefore we need to be careful that we think carefully and speak sparingly.</text:span></text:h>
      <text:p text:style-name="P11"/>
      <text:p text:style-name="P11"><text:span text:style-name="T2">David's Judgment:</text:span> We read the account of Nathan rebuking David for his sins in the adultery with Bathsheba and the murder of Uriah. When David is presented with the parable of the rich man stealing the sheep of his poor neighbor, David is incensed. David pronounces the following judgment: “<text:span text:style-name="T11">As</text:span> the LORD liveth, the man that hath done this <text:span text:style-name="T11">thing</text:span> shall surely die: And he shall restore the lamb fourfold, because he did this thing, and because he had no pity.” Nathan's response assures David that he will not die but does not address the rest of his judgment on the man. I want to talk about the result of David's wish for a fourfold payment for his sin.</text:p>
      <text:p text:style-name="P8"><text:span text:style-name="T2"/></text:p>
      <text:p text:style-name="P8"><text:span text:style-name="T2">David's first lamb is his unnamed child:</text:span> This is the little boy who was born as a result of David's adultery. Seven days after David uttered the words: “... <text:span text:style-name="T7">he shall restore the lamb fourfold...” David was informed of the death of the little boy that he loved so dearly.</text:span></text:p>
      <text:p text:style-name="P8"><text:span text:style-name="T7"><text:s text:c="2"/></text:span><text:span text:style-name="T9">This boy was the product of sin but had done no sin</text:span><text:span text:style-name="T7">. This story is a graphic reminder that our sins, many times, can affect the lives of those around us. An innocent child lost his life as a result of David's sin.</text:span></text:p>
      <text:p text:style-name="P14"><text:span text:style-name="T7"/></text:p>
      <text:p text:style-name="P10"><text:span text:style-name="T8">David's second lamb is Amnon:</text:span><text:span text:style-name="T7"> In II Samuel 13 we can read about the rape of Tamar by another son of David. When David learns what Amnon has done to Tamar he is really angry but fails to enforce justice for Tamar. </text:span></text:p>
      <text:p text:style-name="P10"><text:span text:style-name="T7"><text:s text:c="2"/>Absalom is enraged by what has happened to his sister and even more enraged by his fathers failure to do what any good father would and what any good king would do. We learn in the 28</text:span><text:span text:style-name="T12">th</text:span><text:span text:style-name="T7"> and 29</text:span><text:span text:style-name="T12">th</text:span><text:span text:style-name="T7"> verses that <text:s/>Absalom </text:span><text:span text:style-name="T13">orchestrates</text:span><text:span text:style-name="T7"> the murder of Amnon. David's second lamb is slain.</text:span></text:p>
      <text:p text:style-name="P10"><text:span text:style-name="T7"><text:s text:c="2"/>There is a lesson to learn here and that is that if crime/sin is ignored the result will always be more crime/sin. (If only Washington DC could get this message).</text:span></text:p>
      <text:p text:style-name="P10"><text:span text:style-name="T7"><text:s/></text:span></text:p>
      <text:p text:style-name="P12"><text:span text:style-name="T5">David's third lamb is Absalom:</text:span><text:span text:style-name="T4"> This son murdered Amnon and fled to hide in Geshur. David didn't attempt to bring Absalom to justice either.</text:span></text:p>
      <text:p text:style-name="P12"><text:span text:style-name="T4">Joab, apparently saw the potential of Absalom and realizing that David was going to ignore his crime; gets permission to go and bring him back home. He comes home and immediately begins to undermine David's authority. He turns the hearts of the men of Israel to himself and leads a rebellion. Joab (probably angry because Absalom didn't bring him into the plot) leads the army of Israel against this group of rebels and insures that Absalom is murdered at his command. David's third lamb is slain. </text:span></text:p>
      <text:p text:style-name="P12"><text:span text:style-name="T4"><text:s text:c="2"/>If the rape of Tamar had been dealt with properly or the murder of Amnon had been handles according to law then perhaps Absalom would not have decided that he could be a better king than his father. There would have been no attempt to overthrow his father.</text:span></text:p>
      <text:p text:style-name="P12"><text:span text:style-name="T4"/></text:p>
      <text:p text:style-name="P12"><text:span text:style-name="T5">David's forth lamb is Adonijah:</text:span><text:span text:style-name="T4"> The eldest son alive is Adonijah. He decides that his aging father needs to be replaced and: who better than himself? David learns of this event and Joab's participation in it. The plan is thwarted when David passes the throne to Solomon. While establishing his position Solomon is faced with a potential rival in Adonijah and has him executed. David's fourth lamb is slain.</text:span></text:p>
      <text:p text:style-name="P13"><text:span text:style-name="T4"/></text:p>
      <text:p text:style-name="P13"><text:span text:style-name="T5">Conclude:</text:span><text:span text:style-name="T4"> David's sin caused him to believe that he had lost the moral authority to deal with the sins of his children which ultimately led to their deaths. I believe that David could have sincerely repented, called his family in and told them what he had done, what safeguards he was put-ting in place to assure that it wouldn't happen again and used his fall as an example to deal with the mistakes, sins, and failures of his children.</text:span></text:p>
      <text:p text:style-name="P12"><text:span text:style-name="T4"><text:s text:c="2"/>When we fail it is not justification to fail in other areas as well. Our failure must propel us to action that will strengthen the areas of weakness in our lives and provide a </text:span><text:span text:style-name="T6">deterrent</text:span><text:span text:style-name="T4"> to further sin. David lost four sons as a consequence of his sin and fulfillment of the judgment that he declared against himself.</text:span></text:p>
      <text:p text:style-name="P12"><text:span text:style-name="T4"><text:s text:c="2"/>Have you failed? Is there a mistake that you've made that keeps you on the sidelines? Will you commit to allow your failures, sins and mistakes to help you become what God would have you to be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17-12-09T13:12:38.73</dc:date>
    <meta:editing-duration>PT6H45M45S</meta:editing-duration>
    <meta:generator>OpenOffice/4.1.3$Win32 OpenOffice.org_project/413m1$Build-9783</meta:generator>
    <meta:document-statistic meta:table-count="0" meta:image-count="0" meta:object-count="0" meta:page-count="1" meta:paragraph-count="19" meta:word-count="927" meta:character-count="50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